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objectwithoutfill">
      <style:graphic-properties svg:stroke-width="0.106cm" svg:stroke-color="#ff0000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DejaVu Sans Mono" fo:font-size="6pt" style:font-size-asian="6pt" style:font-size-complex="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7cm" svg:height="0.952cm" svg:x="3.175cm" svg:y="2.2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35cm" svg:y="2.2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4.763cm" svg:y="2.2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7.938cm" svg:y="2.27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9.525cm" svg:y="2.2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4.762cm" svg:y="3.54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937cm" svg:y="3.54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35cm" svg:y="3.54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9.525cm" svg:y="3.54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1.112cm" svg:y="3.54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2.857cm" svg:height="1.199cm" svg:x="0cm" svg:y="2.27cm">
          <draw:text-box>
            <text:p><text:span text:style-name="T2">Instruction 1</text:span></text:p>
            <text:p><text:span text:style-name="T2"><text:s/></text:span><text:span text:style-name="T3">a</text:span><text:span text:style-name="T4">ddi $r1, $r0, 4</text:span></text:p>
          </draw:text-box>
        </draw:frame>
        <draw:frame draw:style-name="gr2" draw:text-style-name="P5" draw:layer="layout" svg:width="3.175cm" svg:height="1.199cm" svg:x="0cm" svg:y="3.54cm">
          <draw:text-box>
            <text:p><text:span text:style-name="T2">Instruction 2</text:span></text:p>
            <text:p text:style-name="P6"><text:span text:style-name="T5"><text:s/></text:span><text:span text:style-name="T3">a</text:span><text:span text:style-name="T4">ddi $r2, $r1, 3</text:span></text:p>
          </draw:text-box>
        </draw:frame>
        <draw:line draw:style-name="gr3" draw:text-style-name="P7" draw:layer="layout" svg:x1="4.127cm" svg:y1="5.88cm" svg:x2="11.795cm" svg:y2="5.88cm">
          <text:p/>
        </draw:line>
        <draw:frame draw:style-name="gr4" draw:text-style-name="P8" draw:layer="layout" svg:width="2.222cm" svg:height="1.27cm" svg:x="2.222cm" svg:y="5.445cm">
          <draw:text-box>
            <text:p>Time</text:p>
          </draw:text-box>
        </draw:frame>
        <draw:frame draw:style-name="gr5" draw:text-style-name="P8" draw:layer="layout" svg:width="18.732cm" svg:height="1.038cm" svg:x="0.635cm" svg:y="-0.038cm">
          <draw:text-box>
            <text:p>Cycle: <text:s text:c="2"/>1 <text:s text:c="6"/>2 <text:s text:c="6"/>3 <text:s text:c="6"/>4 <text:s text:c="6"/>5 <text:s text:c="6"/>6 <text:s text:c="10"/></text:p>
          </draw:text-box>
        </draw:frame>
        <draw:line draw:style-name="gr6" draw:text-style-name="P7" draw:layer="layout" svg:x1="3.174cm" svg:y1="1cm" svg:x2="3.174cm" svg:y2="1.953cm">
          <text:p/>
        </draw:line>
        <draw:line draw:style-name="gr6" draw:text-style-name="P7" draw:layer="layout" svg:x1="4.762cm" svg:y1="1.953cm" svg:x2="4.762cm" svg:y2="1cm">
          <text:p/>
        </draw:line>
        <draw:line draw:style-name="gr6" draw:text-style-name="P7" draw:layer="layout" svg:x1="6.349cm" svg:y1="1.953cm" svg:x2="6.349cm" svg:y2="1cm">
          <text:p/>
        </draw:line>
        <draw:line draw:style-name="gr6" draw:text-style-name="P7" draw:layer="layout" svg:x1="7.937cm" svg:y1="1.953cm" svg:x2="7.937cm" svg:y2="1cm">
          <text:p/>
        </draw:line>
        <draw:line draw:style-name="gr6" draw:text-style-name="P7" draw:layer="layout" svg:x1="9.524cm" svg:y1="1.953cm" svg:x2="9.524cm" svg:y2="1cm">
          <text:p/>
        </draw:line>
        <draw:line draw:style-name="gr6" draw:text-style-name="P7" draw:layer="layout" svg:x1="11.112cm" svg:y1="1.953cm" svg:x2="11.112cm" svg:y2="1cm">
          <text:p/>
        </draw:line>
        <draw:line draw:style-name="gr7" draw:text-style-name="P7" draw:layer="layout" svg:x1="9.524cm" svg:y1="3.223cm" svg:x2="6.984cm" svg:y2="3.5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954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4:02:04.039443926</meta:creation-date>
    <dc:date>2024-04-23T21:14:47.399286949</dc:date>
    <meta:editing-duration>PT34M54S</meta:editing-duration>
    <meta:editing-cycles>7</meta:editing-cycles>
    <meta:generator>LibreOffice/24.2.0.3$Linux_X86_64 LibreOffice_project/420$Build-3</meta:generator>
    <meta:document-statistic meta:object-count="22"/>
  </office:meta>
</office:document-meta>
</file>